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0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2" style:family="table-cell" style:parent-style-name="Default" style:data-style-name="N37"/>
    <style:style style:name="ce3" style:family="table-cell" style:parent-style-name="Default" style:data-style-name="N99"/>
    <style:style style:name="T1" style:family="text">
      <style:text-properties style:font-name="F" fo:font-size="12pt"/>
    </style:style>
    <style:style style:name="T2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Default"/>
        <table:table-row table:style-name="ro2">
          <table:table-cell office:value-type="string">
            <text:p>Col 1 - int</text:p>
          </table:table-cell>
          <table:table-cell table:style-name="ce1" office:value-type="string">
            <text:p><text:span text:style-name="T1">Col 2.0 </text:span><text:span text:style-name="T2">-</text:span><text:span text:style-name="T1"> float</text:span></text:p>
          </table:table-cell>
          <table:table-cell table:style-name="ce1" office:value-type="string">
            <text:p><text:span text:style-name="T1">Column "3" </text:span><text:span text:style-name="T2">-</text:span><text:span text:style-name="T1"> string</text:span></text:p>
          </table:table-cell>
          <table:table-cell table:style-name="ce1" office:value-type="string">
            <text:p><text:span text:style-name="T1">Column '4' </text:span><text:span text:style-name="T2">-</text:span><text:span text:style-name="T1"> date</text:span></text:p>
          </table:table-cell>
          <table:table-cell table:style-name="ce1" office:value-type="string">
            <text:p><text:span text:style-name="T1">Column 5 </text:span><text:span text:style-name="T2">-</text:span><text:span text:style-name="T1"> boolean</text:span></text:p>
          </table:table-cell>
          <table:table-cell table:style-name="ce1" office:value-type="string">
            <text:p><text:span text:style-name="T1">Column 6 </text:span><text:span text:style-name="T2">-</text:span><text:span text:style-name="T1"> empty</text:span></text:p>
          </table:table-cell>
          <table:table-cell table:style-name="ce1" office:value-type="string">
            <text:p><text:span text:style-name="T1">Column 7 </text:span><text:span text:style-name="T2">-</text:span><text:span text:style-name="T1"> Error</text:span>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.1415926">
            <text:p>3.14</text:p>
          </table:table-cell>
          <table:table-cell office:value-type="string">
            <text:p>string</text:p>
          </table:table-cell>
          <table:table-cell office:value-type="date" office:date-value="1956-09-10">
            <text:p>09/10/56</text:p>
          </table:table-cell>
          <table:table-cell office:value-type="boolean" office:boolean-value="true">
            <text:p>TRUE</text:p>
          </table:table-cell>
          <table:table-cell/>
          <table:table-cell table:formula="of:=2/0" office:value-type="float" office:value="0">
            <text:p>#DIV/0!</text:p>
          </table:table-cell>
        </table:table-row>
        <table:table-row table:style-name="ro1">
          <table:table-cell office:value-type="float" office:value="9973">
            <text:p>9973</text:p>
          </table:table-cell>
          <table:table-cell office:value-type="float" office:value="2.718281828">
            <text:p>2.72</text:p>
          </table:table-cell>
          <table:table-cell office:value-type="string">
            <text:p>data</text:p>
          </table:table-cell>
          <table:table-cell office:value-type="date" office:date-value="1959-01-18">
            <text:p>01/18/59</text:p>
          </table:table-cell>
          <table:table-cell office:value-type="boolean" office:boolean-value="false">
            <text:p>FALSE</text:p>
          </table:table-cell>
          <table:table-cell/>
          <table:table-cell table:formula="of:=2+'a'" office:value-type="float" office:value="0">
            <text:p>#NAME?</text:p>
          </table:table-cell>
        </table:table-row>
      </table:table>
      <table:table table:name="Sheet2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Sheet 2 – int</text:p>
          </table:table-cell>
          <table:table-cell office:value-type="string">
            <text:p>Sheet 2 – strin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t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ore dat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yet more data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4">08/24/2011</text:date>, <text:time>18:1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ven Lott</meta:initial-creator>
    <meta:creation-date>2011-08-24T07:21:33</meta:creation-date>
    <dc:date>2011-08-24T18:11:20</dc:date>
    <dc:creator>Steven Lott</dc:creator>
    <meta:editing-duration>PT31M32S</meta:editing-duration>
    <meta:editing-cycles>3</meta:editing-cycles>
    <meta:generator>OpenOffice.org/3.3$Unix OpenOffice.org_project/330m20$Build-9567</meta:generator>
    <meta:document-statistic meta:table-count="3" meta:cell-count="27" meta:object-count="0"/>
  </office:meta>
</office:document-meta>
</file>